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413cm"/>
    </style:style>
    <style:style style:name="Table1.B" style:family="table-column">
      <style:table-column-properties style:column-width="13.6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6.907cm" fo:margin-left="0.116cm" table:align="left"/>
    </style:style>
    <style:style style:name="Table2.A" style:family="table-column">
      <style:table-column-properties style:column-width="3.307cm"/>
    </style:style>
    <style:style style:name="Table2.B" style:family="table-column">
      <style:table-column-properties style:column-width="13.6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7.092cm" fo:margin-left="0cm" table:align="left"/>
    </style:style>
    <style:style style:name="Table3.A" style:family="table-column">
      <style:table-column-properties style:column-width="3.889cm"/>
    </style:style>
    <style:style style:name="Table3.B" style:family="table-column">
      <style:table-column-properties style:column-width="13.203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7.092cm" fo:margin-left="0cm" table:align="left"/>
    </style:style>
    <style:style style:name="Table4.A" style:family="table-column">
      <style:table-column-properties style:column-width="3.889cm"/>
    </style:style>
    <style:style style:name="Table4.B" style:family="table-column">
      <style:table-column-properties style:column-width="13.203cm"/>
    </style:style>
    <style:style style:name="Table4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>
        <style:tab-stops>
          <style:tab-stop style:position="4.842cm"/>
        </style:tab-stops>
      </style:paragraph-properties>
      <style:text-properties fo:font-size="12pt" fo:font-weight="normal" officeooo:rsid="00130e04" officeooo:paragraph-rsid="00130e04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>
        <style:tab-stops>
          <style:tab-stop style:position="4.842cm"/>
        </style:tab-stops>
      </style:paragraph-properties>
      <style:text-properties style:font-name="Times New Roman"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Times New Roman" fo:font-size="12pt" fo:font-style="italic" fo:font-weight="normal" officeooo:rsid="00130e04" officeooo:paragraph-rsid="00130e04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Times New Roman" fo:font-size="12pt" fo:font-style="italic" fo:font-weight="normal" officeooo:rsid="003040ef" officeooo:paragraph-rsid="003040ef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Times New Roman" fo:font-size="12pt" fo:font-style="italic" fo:font-weight="normal" officeooo:rsid="0018dce8" officeooo:paragraph-rsid="0018dce8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Times New Roman" fo:font-size="12pt" fo:font-style="italic" fo:font-weight="normal" officeooo:rsid="00194e1a" officeooo:paragraph-rsid="00194e1a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Times New Roman" fo:font-size="12pt" fo:font-style="italic" fo:font-weight="normal" officeooo:rsid="00194e1a" officeooo:paragraph-rsid="001af123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Times New Roman" fo:font-size="12pt" fo:font-style="italic" fo:font-weight="normal" officeooo:rsid="002bf14e" officeooo:paragraph-rsid="002bf14e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Times New Roman" fo:font-size="12pt" fo:font-style="italic" fo:font-weight="bold" officeooo:rsid="001552a3" officeooo:paragraph-rsid="001552a3" style:font-size-asian="12pt" style:font-style-asian="italic" style:font-weight-asian="bold" style:font-size-complex="12pt" style:font-style-complex="italic" style:font-weight-complex="bold"/>
    </style:style>
    <style:style style:name="P10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Times New Roman" fo:font-size="12pt" fo:font-style="italic" fo:font-weight="bold" officeooo:rsid="0018dce8" officeooo:paragraph-rsid="0018dce8" style:font-size-asian="12pt" style:font-style-asian="italic" style:font-weight-asian="bold" style:font-size-complex="12pt" style:font-style-complex="italic" style:font-weight-complex="bold"/>
    </style:style>
    <style:style style:name="P11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Times New Roman" fo:font-size="12pt" fo:font-style="italic" fo:font-weight="bold" officeooo:rsid="002bf14e" officeooo:paragraph-rsid="002bf14e" style:font-size-asian="12pt" style:font-style-asian="italic" style:font-weight-asian="bold" style:font-size-complex="12pt" style:font-style-complex="italic" style:font-weight-complex="bold"/>
    </style:style>
    <style:style style:name="P12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Times New Roman" fo:font-size="12pt" fo:font-style="normal" fo:font-weight="bold" officeooo:rsid="00184c1d" officeooo:paragraph-rsid="00184c1d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Times New Roman" fo:font-size="12pt" fo:font-style="normal" fo:font-weight="bold" officeooo:rsid="0018dce8" officeooo:paragraph-rsid="0018dce8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Times New Roman" fo:font-size="12pt" fo:font-style="normal" fo:font-weight="bold" officeooo:rsid="0019308c" officeooo:paragraph-rsid="0019308c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Times New Roman" fo:font-size="12pt" fo:font-style="normal" fo:font-weight="bold" officeooo:rsid="00194e1a" officeooo:paragraph-rsid="001af123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Times New Roman" fo:font-size="12pt" fo:font-style="normal" fo:font-weight="bold" officeooo:rsid="001e9265" officeooo:paragraph-rsid="001e9265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Times New Roman" fo:font-size="12pt" fo:font-style="normal" fo:font-weight="bold" officeooo:rsid="001e9265" officeooo:paragraph-rsid="00235b62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Times New Roman" fo:font-size="12pt" fo:font-style="normal" fo:font-weight="bold" officeooo:rsid="002559a9" officeooo:paragraph-rsid="002559a9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Times New Roman" fo:font-size="12pt" fo:font-style="normal" fo:font-weight="bold" officeooo:rsid="0034d9f6" officeooo:paragraph-rsid="0034d9f6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Times New Roman" fo:font-size="12pt" fo:font-style="normal" fo:font-weight="bold" officeooo:rsid="0035e564" officeooo:paragraph-rsid="0035e564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Times New Roman" fo:font-size="12pt" fo:font-style="normal" fo:font-weight="bold" officeooo:rsid="002b0958" officeooo:paragraph-rsid="002b0958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Times New Roman" fo:font-size="12pt" fo:font-style="normal" fo:font-weight="normal" officeooo:rsid="0016a189" officeooo:paragraph-rsid="0016a189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Times New Roman" fo:font-size="12pt" fo:font-style="normal" fo:font-weight="normal" officeooo:rsid="0018dce8" officeooo:paragraph-rsid="0018dce8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Times New Roman" fo:font-size="12pt" fo:font-style="normal" fo:font-weight="normal" officeooo:rsid="0018dce8" officeooo:paragraph-rsid="0038e5b8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Times New Roman" fo:font-size="12pt" fo:font-style="normal" fo:font-weight="normal" officeooo:rsid="00194e1a" officeooo:paragraph-rsid="00194e1a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Times New Roman" fo:font-size="12pt" fo:font-style="normal" fo:font-weight="normal" officeooo:rsid="00194e1a" officeooo:paragraph-rsid="0019308c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Times New Roman" fo:font-size="12pt" fo:font-style="normal" fo:font-weight="normal" officeooo:rsid="0034d9f6" officeooo:paragraph-rsid="0034d9f6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Times New Roman" fo:font-size="12pt" fo:font-style="normal" fo:font-weight="normal" officeooo:rsid="0038e5b8" officeooo:paragraph-rsid="0038e5b8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Times New Roman" fo:font-size="12pt" fo:font-style="normal" fo:font-weight="normal" officeooo:rsid="0035e564" officeooo:paragraph-rsid="0038e5b8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Times New Roman" fo:font-size="12pt" fo:font-style="normal" fo:font-weight="normal" officeooo:rsid="003f7857" officeooo:paragraph-rsid="003f7857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Times New Roman" fo:font-size="12pt" fo:font-style="normal" fo:font-weight="normal" officeooo:rsid="002862ae" officeooo:paragraph-rsid="002b0958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center" style:justify-single-word="false" fo:padding="0.074cm" fo:border-left="none" fo:border-right="none" fo:border-top="none" fo:border-bottom="0.06pt solid #000000" style:join-border="false">
        <style:tab-stops>
          <style:tab-stop style:position="4.842cm"/>
        </style:tab-stops>
      </style:paragraph-properties>
      <style:text-properties style:font-name="Times New Roman" fo:font-size="12pt" fo:font-weight="normal" officeooo:rsid="00130e04" officeooo:paragraph-rsid="00130e04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center" style:justify-single-word="false" fo:padding="0.074cm" fo:border-left="none" fo:border-right="none" fo:border-top="none" fo:border-bottom="0.06pt solid #000000" style:join-border="false">
        <style:tab-stops>
          <style:tab-stop style:position="4.842cm"/>
        </style:tab-stops>
      </style:paragraph-properties>
      <style:text-properties style:font-name="Times New Roman" fo:font-size="12pt" fo:font-style="italic" fo:font-weight="bold" officeooo:rsid="00388e9c" officeooo:paragraph-rsid="00388e9c" style:font-size-asian="12pt" style:font-style-asian="italic" style:font-weight-asian="bold" style:font-size-complex="12pt" style:font-style-complex="italic" style:font-weight-complex="bold"/>
    </style:style>
    <style:style style:name="P34" style:family="paragraph" style:parent-style-name="Table_20_Contents">
      <style:paragraph-properties fo:text-align="justify" style:justify-single-word="false"/>
      <style:text-properties style:font-name="Times New Roman" fo:font-size="12pt" fo:font-weight="bold" officeooo:rsid="00194e1a" officeooo:paragraph-rsid="00194e1a" style:font-size-asian="12pt" style:font-weight-asian="bold" style:font-size-complex="12pt" style:font-weight-complex="bold"/>
    </style:style>
    <style:style style:name="P35" style:family="paragraph" style:parent-style-name="Table_20_Contents">
      <style:paragraph-properties fo:text-align="justify" style:justify-single-word="false"/>
      <style:text-properties style:font-name="Times New Roman" fo:font-size="12pt" fo:font-weight="bold" officeooo:rsid="002289f3" officeooo:paragraph-rsid="002289f3" style:font-size-asian="12pt" style:font-weight-asian="bold" style:font-size-complex="12pt" style:font-weight-complex="bold"/>
    </style:style>
    <style:style style:name="P36" style:family="paragraph" style:parent-style-name="Table_20_Contents">
      <style:paragraph-properties fo:text-align="justify" style:justify-single-word="false"/>
      <style:text-properties style:font-name="Times New Roman" fo:font-size="12pt" fo:font-weight="bold" officeooo:rsid="002289f3" officeooo:paragraph-rsid="00235b62" style:font-size-asian="12pt" style:font-weight-asian="bold" style:font-size-complex="12pt" style:font-weight-complex="bold"/>
    </style:style>
    <style:style style:name="P37" style:family="paragraph" style:parent-style-name="Table_20_Contents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Times New Roman" fo:font-size="12pt" fo:font-style="normal" fo:font-weight="normal" officeooo:rsid="00194e1a" officeooo:paragraph-rsid="00194e1a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Table_20_Contents">
      <style:paragraph-properties fo:text-align="justify" style:justify-single-word="false"/>
      <style:text-properties style:font-name="Times New Roman" fo:font-size="12pt" officeooo:rsid="00194e1a" officeooo:paragraph-rsid="00194e1a" style:font-size-asian="12pt" style:font-size-complex="12pt"/>
    </style:style>
    <style:style style:name="P39" style:family="paragraph" style:parent-style-name="Table_20_Contents">
      <style:paragraph-properties fo:text-align="justify" style:justify-single-word="false"/>
      <style:text-properties style:font-name="Times New Roman" fo:font-size="12pt" officeooo:rsid="002289f3" officeooo:paragraph-rsid="002289f3" style:font-size-asian="12pt" style:font-size-complex="12pt"/>
    </style:style>
    <style:style style:name="P40" style:family="paragraph" style:parent-style-name="Table_20_Contents">
      <style:paragraph-properties fo:text-align="justify" style:justify-single-word="false"/>
      <style:text-properties style:font-name="Times New Roman" fo:font-size="12pt" officeooo:rsid="002289f3" officeooo:paragraph-rsid="00235b62" style:font-size-asian="12pt" style:font-size-complex="12pt"/>
    </style:style>
    <style:style style:name="P41" style:family="paragraph" style:parent-style-name="Table_20_Contents">
      <style:paragraph-properties fo:text-align="justify" style:justify-single-word="false"/>
      <style:text-properties style:font-name="Times New Roman" fo:font-size="12pt" officeooo:rsid="002559a9" officeooo:paragraph-rsid="002559a9" style:font-size-asian="12pt" style:font-size-complex="12pt"/>
    </style:style>
    <style:style style:name="T1" style:family="text">
      <style:text-properties fo:font-size="18pt" fo:font-weight="bold" style:font-weight-asian="bold" style:font-weight-complex="bold"/>
    </style:style>
    <style:style style:name="T2" style:family="text">
      <style:text-properties fo:font-size="18pt" fo:font-weight="bold" officeooo:rsid="00130e04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style:font-size-asian="12pt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officeooo:rsid="001af123"/>
    </style:style>
    <style:style style:name="T8" style:family="text">
      <style:text-properties fo:font-weight="normal" officeooo:rsid="001af123" style:font-weight-asian="normal" style:font-weight-complex="normal"/>
    </style:style>
    <style:style style:name="T9" style:family="text">
      <style:text-properties fo:font-weight="normal" officeooo:rsid="00235b62" style:font-weight-asian="normal" style:font-weight-complex="normal"/>
    </style:style>
    <style:style style:name="T10" style:family="text">
      <style:text-properties officeooo:rsid="00235b62"/>
    </style:style>
    <style:style style:name="T11" style:family="text">
      <style:text-properties officeooo:rsid="002e1ed6"/>
    </style:style>
    <style:style style:name="T12" style:family="text">
      <style:text-properties officeooo:rsid="002862ae"/>
    </style:style>
    <style:style style:name="T13" style:family="text">
      <style:text-properties officeooo:rsid="0038b4a7"/>
    </style:style>
    <style:style style:name="T14" style:family="text">
      <style:text-properties officeooo:rsid="0038e5b8"/>
    </style:style>
    <style:style style:name="T15" style:family="text">
      <style:text-properties officeooo:rsid="003ab1fb"/>
    </style:style>
    <style:style style:name="T16" style:family="text">
      <style:text-properties officeooo:rsid="003cc921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130e04" style:font-weight-asian="bold" style:font-weight-complex="bold"/>
    </style:style>
    <style:style style:name="T19" style:family="text">
      <style:text-properties style:font-size-asian="12pt"/>
    </style:style>
    <style:style style:name="T20" style:family="text">
      <style:text-properties officeooo:rsid="003f7857"/>
    </style:style>
    <style:style style:name="T21" style:family="text">
      <style:text-properties officeooo:rsid="004018a8"/>
    </style:style>
    <style:style style:name="T22" style:family="text">
      <style:text-properties style:font-name="Times New Roman" style:font-size-asian="12pt"/>
    </style:style>
    <style:style style:name="T23" style:family="text">
      <style:text-properties style:font-name="Times New Roman" fo:font-style="italic" style:font-size-asian="12pt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2"/><text:span text:style-name="T17"><text:s/></text:span><text:span text:style-name="T18">Obaro I. Johnson</text:span></text:p>
      <text:p text:style-name="P1"><text:span text:style-name="T22">Email: </text:span><text:a xlink:type="simple" xlink:href="mailto:johnson.obaro@hotmail.com" text:style-name="Internet_20_link" text:visited-style-name="Visited_20_Internet_20_Link"><text:span text:style-name="T23">johnson.obaro@hotmail.com</text:span></text:a></text:p>
      <text:p text:style-name="P32"><text:span text:style-name="T6">Phone Number</text:span><text:span text:style-name="T3">: <text:s/>+44(0)7423004067</text:span></text:p>
      <text:p text:style-name="P33">Software Developer/Engineer Role</text:p>
      <text:p text:style-name="P3"/>
      <text:p text:style-name="P12">Profile</text:p>
      <text:p text:style-name="P9"/>
      <text:p text:style-name="P4">I stud<text:span text:style-name="T13">ied</text:span> computer science at University of West London , <text:span text:style-name="T16">I was fortunate to g</text:span>raduate with ﬁrst class degree<text:span text:style-name="T13">(hons). I have gain some industrial experiences from my education and previous work <text:s/>experiences as </text:span>a software engineer <text:span text:style-name="T11">with </text:span><text:s/>Iris software <text:s/><text:span text:style-name="T13">and also with t</text:span>ripleplay-<text:span text:style-name="T13">s</text:span>ervices <text:span text:style-name="T16">on contract bases</text:span>. <text:span text:style-name="T13">Have also <text:s/>undertaken other different jobs role like </text:span><text:s/>computer instructor, <text:span text:style-name="T13">support workers and hotel receiptionist</text:span>. I’m a quick learner <text:span text:style-name="T13">and also </text:span><text:s/>keen to learn new skills with the ability to work in a challenging environment. <text:span text:style-name="T13">Able to solve complex problem to the best of my knowledge.</text:span></text:p>
      <text:p text:style-name="P22"/>
      <text:p text:style-name="P13">Skills</text:p>
      <text:p text:style-name="P22"/>
      <text:p text:style-name="P23">• <text:s/>HTML, CSS, <text:span text:style-name="T14">PHP, </text:span><text:s/>NodeJs, JQuery, ReactJs, WebGL API <text:s/><text:span text:style-name="T14">for Web Development</text:span> </text:p>
      <text:p text:style-name="P24">• <text:span text:style-name="T16">Advance Knowledge on </text:span>C#, C/C++, <text:span text:style-name="T14">VB.Net , </text:span>Java, <text:span text:style-name="T14">Python, Javascript Electron Framework</text:span> for both window and Linux <text:s text:c="2"/>Desktop application development. </text:p>
      <text:p text:style-name="P23">• <text:span text:style-name="T16">Win32API and </text:span>QT GUI Framework. </text:p>
      <text:p text:style-name="P23">• Web Services, RestFul API developer </text:p>
      <text:p text:style-name="P23">• Design Pattern Knowledge OOP and SOLID Principle, MVC Design pattern.</text:p>
      <text:p text:style-name="P24">• <text:span text:style-name="T14">Databases</text:span></text:p>
      <text:p text:style-name="P5"/>
      <text:p text:style-name="P10">Others Skills </text:p>
      <text:p text:style-name="P23">-Knowledge in Mathematics.</text:p>
      <text:p text:style-name="P23">- <text:span text:style-name="T14">Understanding of </text:span><text:s/>Graphical Hardware <text:span text:style-name="T14">and 3D Programming</text:span>. </text:p>
      <text:p text:style-name="P23">- Problem solving skills,</text:p>
      <text:p text:style-name="P23">- SQL/Mysql <text:span text:style-name="T14">and Oracle</text:span> database</text:p>
      <text:p text:style-name="P23">- <text:s/><text:span text:style-name="T14">Advance Knowledge on </text:span>Relational Database/ Uniform Modeling Language(UML),</text:p>
      <text:p text:style-name="P23">- Embedded System Programming - Amino Settop boxes (IPTV)</text:p>
      <text:p text:style-name="P23">- Knowledge on Supervision Controls SVN, Git. -Basic skills in Forex Trading (Currency).</text:p>
      <text:p text:style-name="P23"/>
      <text:p text:style-name="P14">Working Experience</text:p>
      <text:p text:style-name="P1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4">Company </text:p>
          </table:table-cell>
          <table:table-cell table:style-name="Table1.A1" office:value-type="string">
            <text:p text:style-name="P34"><text:span text:style-name="T6">Tripleplay-Services <text:s/>(</text:span><text:span text:style-name="T4">4th Apirl 2016 − 12th Auguest 2016</text:span><text:span text:style-name="T6"> )</text:span></text:p>
          </table:table-cell>
        </table:table-row>
        <table:table-row>
          <table:table-cell table:style-name="Table1.A1" office:value-type="string">
            <text:p text:style-name="P37">Role</text:p>
          </table:table-cell>
          <table:table-cell table:style-name="Table1.A1" office:value-type="string">
            <text:p text:style-name="P25">Software Engineer </text:p>
          </table:table-cell>
        </table:table-row>
        <table:table-row>
          <table:table-cell table:style-name="Table1.A1" office:value-type="string">
            <text:p text:style-name="P37">Duties</text:p>
          </table:table-cell>
          <table:table-cell table:style-name="Table1.A1" office:value-type="string">
            <text:p text:style-name="P6">- Maintaining and debugging <text:span text:style-name="T14">existing software to be able to </text:span>reduce system bugs</text:p>
            <text:p text:style-name="P6">- Testing exists system software to <text:span text:style-name="T14">specification and</text:span> requirements</text:p>
            <text:p text:style-name="P6">-Writing and implementing new application features.</text:p>
          </table:table-cell>
        </table:table-row>
      </table:table>
      <text:p text:style-name="P14"><text:s text:c="3"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4">Company </text:p>
          </table:table-cell>
          <table:table-cell table:style-name="Table2.A1" office:value-type="string">
            <text:p text:style-name="P15">Iris Software London <text:span text:style-name="T7">(</text:span><text:span text:style-name="T4">4th August 2014 to 26th September 2014</text:span><text:span text:style-name="T8">)</text:span></text:p>
          </table:table-cell>
        </table:table-row>
        <table:table-row>
          <table:table-cell table:style-name="Table2.A1" office:value-type="string">
            <text:p text:style-name="P38">Role</text:p>
          </table:table-cell>
          <table:table-cell table:style-name="Table2.A1" office:value-type="string">
            <text:p text:style-name="P25">C+ + /C# Software Engineer </text:p>
          </table:table-cell>
        </table:table-row>
        <table:table-row>
          <table:table-cell table:style-name="Table2.A1" office:value-type="string">
            <text:p text:style-name="P38">Duties</text:p>
          </table:table-cell>
          <table:table-cell table:style-name="Table2.A1" office:value-type="string">
            <text:p text:style-name="P7"><text:s/>− Debugging and reducing existing system bugs</text:p>
            <text:p text:style-name="P7"><text:s/>− Integrating new features into existing product</text:p>
            <text:p text:style-name="P7"><text:s/>− Implementing POC for new features</text:p>
          </table:table-cell>
        </table:table-row>
      </table:table>
      <text:p text:style-name="P14"/>
      <text:p text:style-name="P26"/>
      <text:p text:style-name="P26"/>
      <text:p text:style-name="P26"><text:soft-page-break/></text:p>
      <text:p text:style-name="P26"/>
      <text:p text:style-name="P16">Education History</text:p>
      <text:p text:style-name="P16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9">Institution</text:p>
          </table:table-cell>
          <table:table-cell table:style-name="Table3.A1" office:value-type="string">
            <text:p text:style-name="P35">West London University <text:s/>(Comp. Science) 1st class(Hons.)</text:p>
          </table:table-cell>
        </table:table-row>
        <table:table-row>
          <table:table-cell table:style-name="Table3.A1" office:value-type="string">
            <text:p text:style-name="P39">Period </text:p>
          </table:table-cell>
          <table:table-cell table:style-name="Table3.A1" office:value-type="string">
            <text:p text:style-name="P39">2012 – 2015</text:p>
          </table:table-cell>
        </table:table-row>
        <table:table-row>
          <table:table-cell table:style-name="Table3.A1" office:value-type="string">
            <text:p text:style-name="P39">Subject Includes</text:p>
          </table:table-cell>
          <table:table-cell table:style-name="Table3.A1" office:value-type="string">
            <text:p text:style-name="P39">- Grid Computing</text:p>
            <text:p text:style-name="P39">- Distributing System </text:p>
            <text:p text:style-name="P39">- Functional Programming </text:p>
            <text:p text:style-name="P39">- Object Oriented Programming </text:p>
            <text:p text:style-name="P39">- Database designed and Modelling. <text:s/></text:p>
            <text:p text:style-name="P39">- Middle-ware programming </text:p>
            <text:p text:style-name="P39">- Databases and SQL</text:p>
          </table:table-cell>
        </table:table-row>
      </table:table>
      <text:p text:style-name="P16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0">Institution</text:p>
          </table:table-cell>
          <table:table-cell table:style-name="Table4.A1" office:value-type="string">
            <text:p text:style-name="P36"><text:span text:style-name="T10">Auchi Polytechnic</text:span> <text:s/>(Comp. Science) <text:span text:style-name="T9">[Upper credit 3.36]</text:span></text:p>
          </table:table-cell>
        </table:table-row>
        <table:table-row>
          <table:table-cell table:style-name="Table4.A1" office:value-type="string">
            <text:p text:style-name="P40">Period </text:p>
          </table:table-cell>
          <table:table-cell table:style-name="Table4.A1" office:value-type="string">
            <text:p text:style-name="P40">20<text:span text:style-name="T10">08</text:span> – 201<text:span text:style-name="T10">1</text:span></text:p>
          </table:table-cell>
        </table:table-row>
        <table:table-row>
          <table:table-cell table:style-name="Table4.A1" office:value-type="string">
            <text:p text:style-name="P40">Subject Includes</text:p>
          </table:table-cell>
          <table:table-cell table:style-name="Table4.A1" office:value-type="string">
            <text:p text:style-name="P41">• System Design &amp; Development </text:p>
            <text:p text:style-name="P41">• Research Methods </text:p>
            <text:p text:style-name="P41">• Functional Programming </text:p>
            <text:p text:style-name="P41">• Principles of Accounting I </text:p>
            <text:p text:style-name="P41">• Descriptive Mathematics and Statistical Theory. </text:p>
            <text:p text:style-name="P41">• Linear Programming </text:p>
            <text:p text:style-name="P41">• Databases and SQL</text:p>
            <text:p text:style-name="P41">• English I &amp; II</text:p>
          </table:table-cell>
        </table:table-row>
      </table:table>
      <text:p text:style-name="P17"/>
      <text:p text:style-name="P18">Projects</text:p>
      <text:p text:style-name="P19">IPTV Middleware</text:p>
      <text:p text:style-name="P27"><text:s text:c="8"/>I was work<text:span text:style-name="T21">ing</text:span> with IPTV Software at tripleplay-services, where must of <text:span text:style-name="T20">my</text:span> job is to <text:span text:style-name="T14">work alongside with the team to </text:span>develop and maintain an exists system components.</text:p>
      <text:p text:style-name="P19">Account Production &amp; Tax Software.</text:p>
      <text:p text:style-name="P27"><text:s/>At Iris I was working <text:s/><text:span text:style-name="T14">alonside with the d</text:span>evelopment <text:span text:style-name="T14">t</text:span>eam <text:span text:style-name="T14">to port existing </text:span>legacy code, <text:span text:style-name="T20">and </text:span><text:s/>maintaining the new existing system components for the Account <text:span text:style-name="T20">p</text:span>roduction <text:span text:style-name="T14">Suit</text:span>.</text:p>
      <text:p text:style-name="P27"/>
      <text:p text:style-name="P20">Personal Projects </text:p>
      <text:p text:style-name="P28">Flight Management System,</text:p>
      <text:p text:style-name="P29">2). <text:span text:style-name="T12">Front-End Compiler,</text:span></text:p>
      <text:p text:style-name="P29">3).<text:span text:style-name="T12">Ticket Management System.</text:span></text:p>
      <text:p text:style-name="P30">4) Binary Calculator and Car Management System.</text:p>
      <text:p text:style-name="P31"/>
      <text:p text:style-name="P21">Source Controls</text:p>
      <text:p text:style-name="P8">http : //github.com/miljimo and</text:p>
      <text:p text:style-name="P8">http : //github.com/jimobama.</text:p>
      <text:p text:style-name="P8"/>
      <text:p text:style-name="P11">Hobbies</text:p>
      <text:p text:style-name="P8">Enjoy programming (artifects), <text:span text:style-name="T16">Researching and sometimes playing</text:span> table tennis, basket ball at leisure time</text:p>
      <text:p text:style-name="P8"/>
      <text:p text:style-name="P11">References</text:p>
      <text:p text:style-name="P8">Will be provided on reques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y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y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2:24:47.473000000</meta:creation-date>
    <dc:date>2016-11-07T10:32:48.952000000</dc:date>
    <meta:editing-duration>P3DT16M19S</meta:editing-duration>
    <meta:editing-cycles>38</meta:editing-cycles>
    <meta:generator>LibreOffice/5.2.2.2$Windows_x86 LibreOffice_project/8f96e87c890bf8fa77463cd4b640a2312823f3ad</meta:generator>
    <meta:document-statistic meta:table-count="4" meta:image-count="0" meta:object-count="0" meta:page-count="2" meta:paragraph-count="82" meta:word-count="496" meta:character-count="3383" meta:non-whitespace-character-count="2904"/>
  </office:meta>
</office:document-meta>
</file>